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86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25.135cm"/>
    </style:style>
    <style:style style:name="co4" style:family="table-column">
      <style:table-column-properties fo:break-before="auto" style:column-width="7.62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ff0000" fo:font-weight="normal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wrap-option="no-wrap"/>
      <style:text-properties fo:color="#000000" fo:font-weight="normal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ff00" fo:font-weight="normal"/>
    </style:style>
    <style:style style:name="ce6" style:family="table-cell" style:parent-style-name="Default" style:data-style-name="N107">
      <style:table-cell-properties fo:border="none" style:vertical-align="bottom"/>
      <style:text-properties style:font-name="Arial" fo:font-size="10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number-columns-repeated="2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Art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Wirkung</text:p>
          </table:table-cell>
          <table:table-cell table:style-name="ce1" office:value-type="string">
            <text:p>Bemerkung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eistlicher </text:p>
          </table:table-cell>
          <table:table-cell table:style-name="ce5" office:value-type="string">
            <text:p>Kleriker</text:p>
          </table:table-cell>
          <table:table-cell office:value-type="string">
            <text:p>Grundfähigkeit: Heilige Kraft - Stellt 50% des maximalen Manas wieder her. 5 Minuten Abklingzeit.</text:p>
          </table:table-cell>
          <table:table-cell table:number-columns-repeated="5"/>
        </table:table-row>
        <table:table-row table:style-name="ro1">
          <table:table-cell table:style-name="ce3"/>
          <table:table-cell table:number-columns-repeated="7"/>
        </table:table-row>
        <table:table-row table:style-name="ro1">
          <table:table-cell office:value-type="string">
            <text:p>Normale Fähigkeiten</text:p>
          </table:table-cell>
          <table:table-cell office:value-type="string">
            <text:p>Linderung</text:p>
          </table:table-cell>
          <table:table-cell office:value-type="string">
            <text:p>Heilt ein befreundetes Ziel um X Lebenspunkte.</text:p>
          </table:table-cell>
          <table:table-cell office:value-type="string">
            <text:p>Relativ hohe Sofortheilu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einigen</text:p>
          </table:table-cell>
          <table:table-cell office:value-type="string">
            <text:p>Fügt feindlichen Wesen X Punkte Schaden zu.</text:p>
          </table:table-cell>
          <table:table-cell office:value-type="string">
            <text:p>Wenig, Kleriker sind Heil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nesung</text:p>
          </table:table-cell>
          <table:table-cell office:value-type="string">
            <text:p>Heilt ein befreundetes Ziel 10 Sekunden lang um X/Sekunde.</text:p>
          </table:table-cell>
          <table:table-cell office:value-type="string">
            <text:p>Insgesamt etwas mehr geheilt als Linderu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chützen</text:p>
          </table:table-cell>
          <table:table-cell office:value-type="string">
            <text:p>Ein befreundetes Ziel erleidet X% weniger Schaden. Kanalisierter Zauber. Max. 10 Sekunden.</text:p>
          </table:table-cell>
          <table:table-cell office:value-type="string">
            <text:p>Mittelmäßig viel, soll kein Notknopf sei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inheit</text:p>
          </table:table-cell>
          <table:table-cell office:value-type="string">
            <text:p>Der Kleriker befreit sich selbst von einem negativen Effekt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öses hindern</text:p>
          </table:table-cell>
          <table:table-cell office:value-type="string">
            <text:p>Kann auf Untote und Dämonen angewandt werden und verlangsamt ihre Bewegungsgeschwindigkeit auf X% und ihre Angriffsgeschwindigkeit auf Y%</text:p>
          </table:table-cell>
          <table:table-cell office:value-type="string">
            <text:p>auf, nicht um!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iederbeleben</text:p>
          </table:table-cell>
          <table:table-cell office:value-type="string">
            <text:p>Lässt eine befreundete Einheit mit X% ihrer Lebens- und Y% ihrer Manapunkte wieder auferstehen.</text:p>
          </table:table-cell>
          <table:table-cell office:value-type="string">
            <text:p>keine hohen Wert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öttergunst</text:p>
          </table:table-cell>
          <table:table-cell office:value-type="string">
            <text:p>Passiv. Nach einem Heilzauber erhält der Kleriker mit X%iger Chance Mana in halber Höhe der Heilung zurück.</text:p>
          </table:table-cell>
          <table:table-cell office:value-type="string">
            <text:p>Zum Schluss 5% oder 10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ärtyrer</text:p>
          </table:table-cell>
          <table:table-cell office:value-type="string">
            <text:p>Der Kleriker opfert sich selbst. Alle Verbündeten regenerieren X% Lebens- und Manaenergie. 10 Minuten Abklingzeit.</text:p>
          </table:table-cell>
          <table:table-cell office:value-type="string" table:number-columns-spanned="4" table:number-rows-spanned="1">
            <text:p>DAS ist ein Notknopf. Viel! Ab Rang 3 werden alle Verbündeten im Umkreis mit 50/60/70% Leben und Mana wiederbelebt (R3/R4/R5).</text:p>
          </table:table-cell>
          <table:covered-table-cell table:number-columns-repeated="3" table:style-name="Default"/>
          <table:table-cell/>
        </table:table-row>
        <table:table-row table:style-name="ro1">
          <table:table-cell/>
          <table:table-cell office:value-type="string">
            <text:p>Zwischenebene</text:p>
          </table:table-cell>
          <table:table-cell office:value-type="string">
            <text:p>Der Kleriker wird für 5 Sekunden in eine Astralebene versetzt, in der er weder verletzt werden noch handeln kann. Der Effekt kann nicht unterbrochen werden.</text:p>
          </table:table-cell>
          <table:table-cell office:value-type="string">
            <text:p>Wenn er verprügelt wird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Astraler Quell</text:p>
          </table:table-cell>
          <table:table-cell office:value-type="string">
            <text:p>Passiv. Die Manaregeneration des Klerikers wird um X% erhöht.</text:p>
          </table:table-cell>
          <table:table-cell office:value-type="string">
            <text:p>Zum Schluss 20% oder sowas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Drohendes Unheil</text:p>
          </table:table-cell>
          <table:table-cell office:value-type="string">
            <text:p>Eine befreundete Einheit wird vor einer drohenden Gefahr beschützt, der nächste Angriff richtet nur X% des Grundschadens an. 30 Sekunden Abklingzeit.</text:p>
          </table:table-cell>
          <table:table-cell office:value-type="string">
            <text:p>Notknopf. Viel. Zum Schluss ca. 80%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Verzweifeltes Gebet</text:p>
          </table:table-cell>
          <table:table-cell office:value-type="string">
            <text:p>Die angewählte Einheit wird um X Lebenspunkte geheilt. 15 Sekunden Abklingzeit.</text:p>
          </table:table-cell>
          <table:table-cell office:value-type="string" table:number-columns-spanned="2" table:number-rows-spanned="1">
            <text:p>Weiterer Notknopf. 2-3Mal soviel wie Linderung. Hohe Manakosten.</text:p>
          </table:table-cell>
          <table:covered-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Böses bannen</text:p>
          </table:table-cell>
          <table:table-cell office:value-type="string">
            <text:p>Der Kleriker schädigt eine gegnerische Einheit für X Punkte und verringert ihr Bewegungstempo auf Y% und das Angriffstempo auf Z% für 10 Sekunden. 1 Minute Abklingzeit.</text:p>
          </table:table-cell>
          <table:table-cell office:value-type="string" table:number-columns-spanned="4" table:number-rows-spanned="1">
            <text:p>Wieder auf, nicht um. Rel. Wenig Schaden, aber hohe weitere Effekte. Zum Unterstützen.</text:p>
          </table:table-cell>
          <table:covered-table-cell table:number-columns-repeated="3" table:style-name="Default"/>
          <table:table-cell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Heiliger Wille</text:p>
          </table:table-cell>
          <table:table-cell office:value-type="string">
            <text:p>Die ausgewählte Einheit absorbiert 10 Sekunden lang 95% des ihr zugefügten Schadens. 5 Minuten Abklingzeit.</text:p>
          </table:table-cell>
          <table:table-cell office:value-type="string">
            <text:p>Extremer Notknopf</text:p>
          </table:table-cell>
          <table:table-cell table:style-name="ce2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Geistlicher </text:p>
          </table:table-cell>
          <table:table-cell table:style-name="ce5" office:value-type="string">
            <text:p>Nekromant</text:p>
          </table:table-cell>
          <table:table-cell office:value-type="string">
            <text:p>Grundfähigkeit: Schwarzmagier - Passiv. Alle negativen Effekte halten 30% kürzer an.</text:p>
          </table:table-cell>
          <table:table-cell office:value-type="string">
            <text:p>Kann nur einen Diener gleichzeitig beschwören.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Normale Fähigkeit</text:p>
          </table:table-cell>
          <table:table-cell office:value-type="string">
            <text:p>Dunkler Diener</text:p>
          </table:table-cell>
          <table:table-cell office:value-type="string">
            <text:p>Erschafft für 2 Minuten einen schwachen Zombie, der Gegner für X schädigt.</text:p>
          </table:table-cell>
          <table:table-cell office:value-type="string" table:number-columns-spanned="2" table:number-rows-spanned="1">
            <text:p>Ein wenig unterstützender Schaden und Prügelknabe.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Dämonendiener</text:p>
          </table:table-cell>
          <table:table-cell office:value-type="string">
            <text:p>Ruft eine Dämonen, der Gegner für X schädigt und Gegner in seinem Umkreis für 2 pro Sekunde verbrennt.</text:p>
          </table:table-cell>
          <table:table-cell office:value-type="string">
            <text:p>Der macht gut Schaden. Manakosten pro Sekunde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Schattengeschoss</text:p>
          </table:table-cell>
          <table:table-cell office:value-type="string">
            <text:p>Ein Schattengeschoss schädigt den Gegner für X Lebenspunkte.</text:p>
          </table:table-cell>
          <table:table-cell office:value-type="string" table:number-columns-spanned="3" table:number-rows-spanned="1">
            <text:p>Gut Schaden, aber nicht zu viel. Nekromanten machen keinen Direktschaden.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office:value-type="string">
            <text:p>Qualen</text:p>
          </table:table-cell>
          <table:table-cell office:value-type="string">
            <text:p>Fügt einem Gegner alle 2 Sekunden X Punkte Schaden zu. Hält 14 Sekunden lang an.</text:p>
          </table:table-cell>
          <table:table-cell office:value-type="string" table:number-columns-spanned="2" table:number-rows-spanned="1">
            <text:p>7 Ticks, etwas mehr Schaden als Schattengeschoss.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Seelendiebstahl</text:p>
          </table:table-cell>
          <table:table-cell office:value-type="string">
            <text:p>Stiehlt dem feindlichen Ziel seine Seele und entzieht ihm pro Sekunde X Leben und Mana. Hält 5 Sekunden lang an.</text:p>
          </table:table-cell>
          <table:table-cell office:value-type="string">
            <text:p>Etwas mehr Schaden als Qualen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Sünde</text:p>
          </table:table-cell>
          <table:table-cell office:value-type="string">
            <text:p>X% des Schadens des Gegners, auf dem dieser Effekt liegt, wird auf ihn zurückgeworfen. Hält 15 Sekunden lang an.</text:p>
          </table:table-cell>
          <table:table-cell office:value-type="string" table:number-columns-spanned="2" table:number-rows-spanned="1">
            <text:p>Zum Schluss 30%, muss bei Bossen evtl. verringert werden.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urchtbarer Schrecken</text:p>
          </table:table-cell>
          <table:table-cell office:value-type="string">
            <text:p>Der Nekromant zwingt sein Opfer, X Sekunden lang vor ihm zu fliehen.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Seuche</text:p>
          </table:table-cell>
          <table:table-cell office:value-type="string">
            <text:p>Alle umliegenden Gegner erleiden für maximal 10 Sekunden pro Sekunde X Schaden. Kanalisiert. 5 Minuten Abklingzeit.</text:p>
          </table:table-cell>
          <table:table-cell office:value-type="string">
            <text:p>Ordentlicher Schaden. Mana pro Sekunde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Parasit</text:p>
          </table:table-cell>
          <table:table-cell office:value-type="string">
            <text:p>Ein Parasit infiziert das Ziel, der nach 20 Sekunden 50 Punkte Schaden am Infizierten und allen Gegnern in seinem Umkreis zufügt. 2 Minuten Abklingzeit.</text:p>
          </table:table-cell>
          <table:table-cell office:value-type="string">
            <text:p>Ca. das doppelte von Seelendiebstahl, evtl mehr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Gewaltsamer Tod</text:p>
          </table:table-cell>
          <table:table-cell office:value-type="string">
            <text:p>Das Ziel wird für X Punkte geschädigt und für 3 Sekunden betäubt. 3 Minuten Abklingzeit.</text:p>
          </table:table-cell>
          <table:table-cell office:value-type="string" table:number-columns-spanned="2" table:number-rows-spanned="1">
            <text:p>Sehr viel Schaden, mehr als Parasit, ca das Doppelte.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Aggressionen</text:p>
          </table:table-cell>
          <table:table-cell office:value-type="string">
            <text:p>Das Ziel wird 15 Sekunden lang unvorsichtig. Erlittener Schaden wird um X erhöht, das Angriffstempo erhöht sich jedoch um X%.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Opfer</text:p>
          </table:table-cell>
          <table:table-cell office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office:value-type="string">
            <text:p>Batz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Säurebad</text:p>
          </table:table-cell>
          <table:table-cell office:value-type="string">
            <text:p>Säure schießt unter den Füßen eines Gegners hervor, fügt ihm X Punkte Schaden zu und verursacht weitere Y Punkte im Verlauf von 10 Sekunden. 1 Minute Abklingzeit.</text:p>
          </table:table-cell>
          <table:table-cell office:value-type="string" table:number-columns-spanned="3" table:number-rows-spanned="1">
            <text:p>Dreifacher Sofortschaden von Schattengeschoss, Schaden von Qualen über Zeit.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Verdammnis</text:p>
          </table:table-cell>
          <table:table-cell office:value-type="string">
            <text:p>Das Ziel verliert nach Ablauf von 30 Sekunden X Lebenspunkte. <text:s/>5 Minuten Abklingzeit.</text:p>
          </table:table-cell>
          <table:table-cell office:value-type="string">
            <text:p>Viel Schaden. Sehr viel.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Epidemie</text:p>
          </table:table-cell>
          <table:table-cell office:value-type="string">
            <text:p>Alle Gegner im Einflussbereich erleiden alle 2 Sekunden X Punkte Schaden. Hält an, bis 50% des gesamten Manas verbraucht wurden, bis das Mana erschöpft ist. Kann nicht abgebrochen werden.</text:p>
          </table:table-cell>
          <table:table-cell office:value-type="string" table:number-columns-spanned="2" table:number-rows-spanned="1">
            <text:p>Grundmanakosten, dann pro Sekunde. Viel Schaden. </text:p>
          </table:table-cell>
          <table:covered-table-cell table:style-name="Default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Geistlicher </text:p>
          </table:table-cell>
          <table:table-cell table:style-name="ce5" office:value-type="string">
            <text:p>Druide</text:p>
          </table:table-cell>
          <table:table-cell office:value-type="string" table:number-columns-spanned="2" table:number-rows-spanned="1">
            <text:p>Grundfähigkeit: Regenschauer - Der Druide und umliegende Verbündete erhalten 5% ihres Manas zurück, Gegner werden durch den schlammigen Boden um 20% verlangsamt. 3 Minuten Abklingzeit.</text:p>
          </table:table-cell>
          <table:covered-table-cell table:style-name="Default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Normale Fähigkeiten</text:p>
          </table:table-cell>
          <table:table-cell office:value-type="string">
            <text:p>Naturmal</text:p>
          </table:table-cell>
          <table:table-cell office:value-type="string">
            <text:p>Passiv. Erhöht die Werte aller befreundeten Einheiten um den Druiden um X.</text:p>
          </table:table-cell>
          <table:table-cell office:value-type="string">
            <text:p>Nicht so hoch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Rabe</text:p>
          </table:table-cell>
          <table:table-cell office:value-type="string">
            <text:p>Sendet einen wütenden Raben gegen das Ziel, der 15 Punkte Schaden verursacht.</text:p>
          </table:table-cell>
          <table:table-cell office:value-type="string">
            <text:p>Halt eher wenig Schaden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Wundheilung</text:p>
          </table:table-cell>
          <table:table-cell office:value-type="string">
            <text:p>Heilt ein befreundetes Ziel um X Lebenspunkte und Y Manapunkte und macht es eine Sekunde lang unverwundbar.</text:p>
          </table:table-cell>
          <table:table-cell office:value-type="string" table:number-columns-spanned="2" table:number-rows-spanned="1">
            <text:p>Mehr Mana als Leben, ca 50% mehr. (Bsp, 10 Leben 15 Mana).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Neues Leben</text:p>
          </table:table-cell>
          <table:table-cell office:value-type="string">
            <text:p>Das gewählte Ziel regeneriert alle 5 Sekunden X Lebens- und Manapunkte. Hält 20 Sekunden lang an.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Tigergestalt</text:p>
          </table:table-cell>
          <table:table-cell office:value-type="string">
            <text:p>Der Druiden verwandelt sich in einen Tiger. Sein Angriffsschaden wird um X% erhöht, seine Angriffsgeschwindigkeit um X%. Der Druide kann in verwandelter Gestalt keine Zauber wirken, dafür aber spezielle Fähigkeiten. Hält 5 Minuten oder bis Rückverwandlung an.</text:p>
          </table:table-cell>
          <table:table-cell office:value-type="string" table:number-columns-spanned="3" table:number-rows-spanned="1">
            <text:p>Mehr Geschwindigkeitszuwach als Schadenzuname. In Tigergestalt kein Mana mehr.</text:p>
          </table:table-cell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office:value-type="string">
            <text:p>Krallen wetzen</text:p>
          </table:table-cell>
          <table:table-cell office:value-type="string">
            <text:p>Der beeinflusste Gegner verliert 5 Sekunden lang pro Sekunde X Lebenspunkte. Kann nur in Tigergestalt verwendet werden.</text:p>
          </table:table-cell>
          <table:table-cell office:value-type="string">
            <text:p>Insgesamt ca. doppelt so viel Schaden wie Rabe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Fänge</text:p>
          </table:table-cell>
          <table:table-cell office:value-type="string">
            <text:p>Der nächste Angriff des Druiden richtet X Schadenspunkte mehr an. Kann nur in Tigergestalt verwendet werden.</text:p>
          </table:table-cell>
          <table:table-cell office:value-type="string">
            <text:p>Ca. Schaden von Rabe.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office:value-type="string">
            <text:p>Verwachsen</text:p>
          </table:table-cell>
          <table:table-cell office:value-type="string" table:number-columns-spanned="2" table:number-rows-spanned="1">
            <text:p>Der Druide lässt sein Ziel am Boden festwachsen. Hält 10 Sekunden lang an. Nach Ablauf der Zeitspanne steht das Opfer unter Schock, Angriffsgeschwindigkeit um X% für 15 Sekunden reduziert.</text:p>
          </table:table-cell>
          <table:covered-table-cell table:style-name="Default"/>
          <table:table-cell/>
          <table:table-cell table:style-name="ce6" table:number-columns-repeated="2"/>
          <table:table-cell/>
        </table:table-row>
        <table:table-row table:style-name="ro1">
          <table:table-cell/>
          <table:table-cell office:value-type="string">
            <text:p>Bärengestalt</text:p>
          </table:table-cell>
          <table:table-cell office:value-type="string" table:number-columns-spanned="5" table:number-rows-spanned="1">
            <text:p>Die Lebenspunkte des Druiden erhöhen sich um 30/60/90/120/150% und er erhält einen Rüstungsbonus von X. Angriffsgeschwindigkeit wird um 50% reduziert. Der Druide kann in verwandelter Gestalt keine Zauber wirken, dafür aber spezielle Fähigkeiten. Hält 5 Minuten oder bis Rückverwandlung an.</text:p>
          </table:table-cell>
          <table:covered-table-cell table:number-columns-repeated="4" table:style-name="Default"/>
          <table:table-cell table:style-name="ce6"/>
        </table:table-row>
        <table:table-row table:style-name="ro1">
          <table:table-cell/>
          <table:table-cell office:value-type="string">
            <text:p>Pranke</text:p>
          </table:table-cell>
          <table:table-cell office:value-type="string">
            <text:p>Der nächste Angriff des Druiden richtet 25 Schadenspunkte zusätzlich an. Kann nur in Bärengestalt verwendet werden.</text:p>
          </table:table-cell>
          <table:table-cell office:value-type="string">
            <text:p>Kein Mana mehr in Bärengestalt.</text:p>
          </table:table-cell>
          <table:table-cell/>
          <table:table-cell table:style-name="ce6" table:number-columns-repeated="3"/>
        </table:table-row>
        <table:table-row table:style-name="ro1">
          <table:table-cell/>
          <table:table-cell office:value-type="string">
            <text:p>Tollwut</text:p>
          </table:table-cell>
          <table:table-cell office:value-type="string">
            <text:p>Der geifernde Biss des Druiden vergiftet das Ziel und reduziert sein Bewegungs- und Angriffstempo um 25%. Kann nur in Bärengestalt verwendet werden.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/>
          <table:table-cell office:value-type="string">
            <text:p>Gebrüll</text:p>
          </table:table-cell>
          <table:table-cell office:value-type="string">
            <text:p>Der Druide erhöht den Angriffsschaden von sich und allen nahen Verbündeten um X für 10 Sekunden. Kann nur in Bärengestalt verwendet werden.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/>
          <table:table-cell office:value-type="string">
            <text:p>Reinkarnation</text:p>
          </table:table-cell>
          <table:table-cell office:value-type="string">
            <text:p>Der Druide belebt einen Verbündeten mit 15/20/25/30/40% Leben und Mana wieder und erhöht seinen Angriffsschaden für 10 Sekunden um X.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 table:style-name="ce4" table:number-columns-repeated="4"/>
          <table:table-cell/>
          <table:table-cell table:style-name="ce6" table:number-columns-repeated="3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Alpha</text:p>
          </table:table-cell>
          <table:table-cell office:value-type="string" table:number-columns-spanned="5" table:number-rows-spanned="1">
            <text:p>Der Druide erhöht seinen Schaden und seine Angriffsgeschwindigkeit in Tiergestalt um 100% und seine Lebenspunkte steigen auf 150% des ursprünglichen Wertes. Kann nur in Tiger- oder Bärengestalt verwendet werden. Hält 30 Sekunden lang an. 4 Minuten Abklingzeit.</text:p>
          </table:table-cell>
          <table:covered-table-cell table:number-columns-repeated="4" table:style-name="Default"/>
          <table:table-cell table:style-name="ce6"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Wohltat</text:p>
          </table:table-cell>
          <table:table-cell office:value-type="string" table:number-columns-spanned="2" table:number-rows-spanned="1">
            <text:p>Ein gesegneter Regen ergießt sich über ein Gebiet, der befreundete Einheiten um X heilt, Y Mana wiederherstellt und feindlichen Z Punkte Schaden zufügt. 5 Minuten Abklingzeit.</text:p>
          </table:table-cell>
          <table:covered-table-cell table:style-name="Default"/>
          <table:table-cell/>
          <table:table-cell table:style-name="ce6" table:number-columns-repeated="3"/>
        </table:table-row>
        <table:table-row table:style-name="ro1" table:number-rows-repeated="2">
          <table:table-cell table:style-name="ce4" table:number-columns-repeated="4"/>
          <table:table-cell/>
          <table:table-cell table:style-name="ce6" table:number-columns-repeated="3"/>
        </table:table-row>
        <table:table-row table:style-name="ro1">
          <table:table-cell office:value-type="string">
            <text:p>Geistlicher </text:p>
          </table:table-cell>
          <table:table-cell table:style-name="ce5" office:value-type="string">
            <text:p>Astralwandler</text:p>
          </table:table-cell>
          <table:table-cell office:value-type="string">
            <text:p>Grundfähigkeit: Geistschock - Verursacht X Punkte Schaden und lässt den nächsten physischen Angriff des Gegners ins Leere gehen. 15 Sekunden Abklingzeit.</text:p>
          </table:table-cell>
          <table:table-cell office:value-type="string" table:number-columns-spanned="2" table:number-rows-spanned="1">
            <text:p>X abhängig von der Stufe, sollte guter Angriffsspell sein</text:p>
          </table:table-cell>
          <table:covered-table-cell table:style-name="Default"/>
          <table:table-cell table:style-name="ce6" table:number-columns-repeated="3"/>
        </table:table-row>
        <table:table-row table:style-name="ro1">
          <table:table-cell table:number-columns-repeated="5"/>
          <table:table-cell table:style-name="ce6" table:number-columns-repeated="3"/>
        </table:table-row>
        <table:table-row table:style-name="ro1">
          <table:table-cell office:value-type="string">
            <text:p>Normale Fähigkeiten</text:p>
          </table:table-cell>
          <table:table-cell office:value-type="string">
            <text:p>Erfassen</text:p>
          </table:table-cell>
          <table:table-cell office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office:value-type="string">
            <text:p>X erhöht sich, Y verringert sich</text:p>
          </table:table-cell>
          <table:table-cell/>
          <table:table-cell table:style-name="ce6" table:number-columns-repeated="3"/>
        </table:table-row>
        <table:table-row table:style-name="ro1">
          <table:table-cell/>
          <table:table-cell office:value-type="string">
            <text:p>Zerreißen</text:p>
          </table:table-cell>
          <table:table-cell office:value-type="string">
            <text:p>Der Astralwandler zerreißt die astralen Ströme im Inneren seines Feindes und fügt ihm X Punkte Schaden zu. Kann nur auf erfasste Gegner angewendet werden.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/>
          <table:table-cell office:value-type="string">
            <text:p>Schwächen offenbaren</text:p>
          </table:table-cell>
          <table:table-cell office:value-type="string">
            <text:p>Zeigt die Schwächen eines Gegners auf und erhöht den verursachten Schaden gegen diesen Gegner um X. Wirkt nur gegen erfasste Gegner.</text:p>
          </table:table-cell>
          <table:table-cell table:style-name="ce4" office:value-type="string">
            <text:p>Nicht %, weil die Prozente sich ja nicht addieren.</text:p>
          </table:table-cell>
          <table:table-cell/>
          <table:table-cell table:style-name="ce6" table:number-columns-repeated="3"/>
        </table:table-row>
        <table:table-row table:style-name="ro1">
          <table:table-cell/>
          <table:table-cell office:value-type="string">
            <text:p>Rufen</text:p>
          </table:table-cell>
          <table:table-cell office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office:value-type="string">
            <text:p>X erhöhen, Y verringern</text:p>
          </table:table-cell>
          <table:table-cell/>
          <table:table-cell table:style-name="ce6" table:number-columns-repeated="3"/>
        </table:table-row>
        <table:table-row table:style-name="ro1">
          <table:table-cell/>
          <table:table-cell office:value-type="string">
            <text:p>Verschlingen</text:p>
          </table:table-cell>
          <table:table-cell office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office:value-type="string">
            <text:p>X niedrig, Y hoch.</text:p>
          </table:table-cell>
          <table:table-cell/>
          <table:table-cell table:style-name="ce6" table:number-columns-repeated="3"/>
        </table:table-row>
        <table:table-row table:style-name="ro1">
          <table:table-cell/>
          <table:table-cell office:value-type="string">
            <text:p>Geist erzürnen</text:p>
          </table:table-cell>
          <table:table-cell office:value-type="string" table:number-columns-spanned="5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4" table:style-name="Default"/>
          <table:table-cell table:style-name="ce6"/>
        </table:table-row>
        <table:table-row table:style-name="ro1">
          <table:table-cell/>
          <table:table-cell office:value-type="string">
            <text:p>Übernehmen</text:p>
          </table:table-cell>
          <table:table-cell office:value-type="string">
            <text:p>Der Astralwandler versetzt sich in die Astralebene, dringt für X Sekunden in den Körper eines Feindes ein und unterwirft ihn seinem Willen. Nach Ablauf des Effekts erleidet der Astralwandler Y% des Schadens, den der übernommene Gegner erlitten hat.</text:p>
          </table:table-cell>
          <table:table-cell office:value-type="string">
            <text:p>X erhöhen, Y verringern auf bis zu 60%</text:p>
          </table:table-cell>
          <table:table-cell/>
          <table:table-cell table:style-name="ce6" table:number-columns-repeated="3"/>
        </table:table-row>
        <table:table-row table:style-name="ro1">
          <table:table-cell/>
          <table:table-cell office:value-type="string">
            <text:p>Geleiteter Schlag</text:p>
          </table:table-cell>
          <table:table-cell office:value-type="string">
            <text:p>Der nächste Nahkampfangriff verursacht <text:s/>xfachen Schaden. Kann nur eingesetzt werden, wenn ein Ziel übernommen wurde. 15 Sekunden Abklingzeit.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/>
          <table:table-cell office:value-type="string">
            <text:p>Geleitete Magie</text:p>
          </table:table-cell>
          <table:table-cell office:value-type="string">
            <text:p>Der nächste magische Angriff verursacht xfachen Schaden. Kann nur eingesetzt werden, wenn ein Ziel übernommen wurde. 15 Sekunden Abklingzeit.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/>
          <table:table-cell office:value-type="string">
            <text:p>Astrale Hast</text:p>
          </table:table-cell>
          <table:table-cell office:value-type="string">
            <text:p>Die Angriffsgeschwindigkeit des Zieles wird um X% und der Zauberschaden um Y erhöht. 1 Minute Abklingzeit.</text:p>
          </table:table-cell>
          <table:table-cell table:number-columns-repeated="2"/>
          <table:table-cell table:style-name="ce6" table:number-columns-repeated="3"/>
        </table:table-row>
        <table:table-row table:style-name="ro1">
          <table:table-cell/>
          <table:table-cell office:value-type="string">
            <text:p>Bündelung</text:p>
          </table:table-cell>
          <table:table-cell office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/>
          <table:table-cell table:style-name="ce6" table:number-columns-repeated="3"/>
        </table:table-row>
        <table:table-row table:style-name="ro1">
          <table:table-cell/>
          <table:table-cell office:value-type="string">
            <text:p>Entsenden</text:p>
          </table:table-cell>
          <table:table-cell office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/>
          <table:table-cell table:style-name="ce6" table:number-columns-repeated="3"/>
        </table:table-row>
        <table:table-row table:style-name="ro1">
          <table:table-cell/>
          <table:table-cell office:value-type="string">
            <text:p>Wanderung</text:p>
          </table:table-cell>
          <table:table-cell office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office:value-type="string">
            <text:p>Balancingkandidat - und Tooltip kürzen!</text:p>
          </table:table-cell>
          <table:table-cell/>
          <table:table-cell table:style-name="ce6" table:number-columns-repeated="3"/>
        </table:table-row>
        <table:table-row table:style-name="ro1">
          <table:table-cell table:number-columns-repeated="5"/>
          <table:table-cell table:style-name="ce6" table:number-columns-repeated="3"/>
        </table:table-row>
        <table:table-row table:style-name="ro1">
          <table:table-cell office:value-type="string">
            <text:p>Ultimate Stufe 12</text:p>
          </table:table-cell>
          <table:table-cell office:value-type="string">
            <text:p>Zerrütten </text:p>
          </table:table-cell>
          <table:table-cell office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/>
          <table:table-cell table:style-name="ce6" table:number-columns-repeated="3"/>
        </table:table-row>
        <table:table-row table:style-name="ro1">
          <table:table-cell office:value-type="string">
            <text:p>Ultimate Stufe 25</text:p>
          </table:table-cell>
          <table:table-cell office:value-type="string">
            <text:p>Kontrolle</text:p>
          </table:table-cell>
          <table:table-cell office:value-type="string">
            <text:p>Der Astralwandler bringt die Geister dazu, ein Ziel zu unterwerfen, so dass es den Befehlen des Wandlers Folge leisten muss. Hält X Sekunden lang an. </text:p>
          </table:table-cell>
          <table:table-cell table:number-columns-repeated="2"/>
          <table:table-cell table:style-name="ce6" table:number-columns-repeated="3"/>
        </table:table-row>
        <table:table-row table:style-name="ro1" table:number-rows-repeated="7">
          <table:table-cell table:number-columns-repeated="5"/>
          <table:table-cell table:style-name="ce6" table:number-columns-repeated="3"/>
        </table:table-row>
        <table:table-row table:style-name="ro1">
          <table:table-cell table:style-name="ce4" table:number-columns-repeated="4"/>
          <table:table-cell/>
          <table:table-cell table:style-name="ce6" table:number-columns-repeated="3"/>
        </table:table-row>
      </table:table>
      <table:table table:name="Tabelle2" table:style-name="ta1">
        <table:table-column table:style-name="co7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Tabelle3" table:style-name="ta1">
        <table:table-column table:style-name="co7" table:number-columns-repeated="20" table:default-cell-style-name="Default"/>
        <table:table-row table:style-name="ro1" table:number-rows-repeated="99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7">07.04.2009</text:date>, <text:time>22:05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date>2009-04-07T22:05:12</dc:date>
    <dc:creator>Tamino Dauth</dc:creator>
    <meta:editing-duration>PT08H58M12S</meta:editing-duration>
    <meta:editing-cycles>2</meta:editing-cycles>
    <meta:document-statistic meta:table-count="3" meta:cell-count="190" meta:object-count="0"/>
    <meta:user-defined meta:name="Info 1"/>
    <meta:user-defined meta:name="Info 2"/>
    <meta:user-defined meta:name="Info 3"/>
    <meta:user-defined meta:name="Info 4"/>
  </office:meta>
</office:document-meta>
</file>